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26.424cm" svg:height="8.293cm" svg:x="1.617cm" svg:y="2.534cm">
            <draw:object draw:notify-on-update-of-ranges="Tabelle1.A1:Tabelle1.A1 Tabelle1.A2:Tabelle1.A2 Tabelle1.B1:Tabelle1.B1 Tabelle1.B2:Tabelle1.B2 Tabelle1.C1:Tabelle1.C1 Tabelle1.C2:Tabelle1.C2 Tabelle1.D1:Tabelle1.D1 Tabelle1.D2:Tabelle1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0.864cm" svg:height="8.979cm" svg:x="1.616cm" svg:y="15.036cm">
            <draw:object draw:notify-on-update-of-ranges="Tabelle1.B29:Tabelle1.D29 Tabelle1.A30:Tabelle1.A30 Tabelle1.B30:Tabelle1.D30 Tabelle1.A31:Tabelle1.A31 Tabelle1.B31:Tabelle1.D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Mitglied 1</text:p>
          </table:table-cell>
          <table:table-cell office:value-type="string">
            <text:p>Mitglied 2</text:p>
          </table:table-cell>
          <table:table-cell office:value-type="string">
            <text:p>Mitglied 3</text:p>
          </table:table-cell>
          <table:table-cell office:value-type="string">
            <text:p>Mitglied 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 table:number-rows-repeated="26">
          <table:table-cell table:number-columns-repeated="9"/>
        </table:table-row>
        <table:table-row table:style-name="ro1">
          <table:table-cell/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/>
          <table:table-cell/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</table:table-row>
        <table:table-row table:style-name="ro2">
          <table:table-cell office:value-type="string">
            <text:p>Stunden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Velocity</text:p>
          </table:table-cell>
          <table:table-cell table:formula="of:=[.B30]/[.B31]" office:value-type="float" office:value="2.70833333333333">
            <text:p>2,7083333333</text:p>
          </table:table-cell>
          <table:table-cell table:formula="of:=[.C30]/[.C31]" office:value-type="float" office:value="2.85185185185185">
            <text:p>2,8518518519</text:p>
          </table:table-cell>
          <table:table-cell table:formula="of:=[.D30]/[.D31]" office:value-type="float" office:value="2.18181818181818">
            <text:p>2,1818181818</text:p>
          </table:table-cell>
        </table:table-row>
        <table:table-row table:style-name="ro1">
          <table:table-cell office:value-type="string">
            <text:p>Story Points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Velocity</text:p>
          </table:table-cell>
          <table:table-cell table:formula="of:=[.B30]/[.B31]" office:value-type="float" office:value="2.70833333333333">
            <text:p>2,7083333333</text:p>
          </table:table-cell>
          <table:table-cell table:formula="of:=[.C30]/[.C31]" office:value-type="float" office:value="2.85185185185185">
            <text:p>2,8518518519</text:p>
          </table:table-cell>
          <table:table-cell table:formula="of:=[.D30]/[.D31]" office:value-type="float" office:value="2.18181818181818">
            <text:p>2,1818181818</text:p>
          </table:table-cell>
          <table:table-cell table:number-columns-repeated="5"/>
        </table:table-row>
        <table:table-row table:style-name="ro1" table:number-rows-repeated="22">
          <table:table-cell table:number-columns-repeated="9"/>
        </table:table-row>
        <table:table-row table:style-name="ro1">
          <table:table-cell/>
          <table:table-cell>
            <draw:frame table:end-cell-address="Tabelle1.O74" table:end-x="1.209cm" table:end-y="0.006cm" draw:z-index="2" draw:style-name="gr1" svg:width="30.28cm" svg:height="8.508cm" svg:x="0.258cm" svg:y="0.079cm">
              <draw:object draw:notify-on-update-of-ranges="Tabelle1.F29:Tabelle1.F29 Tabelle1.G29:Tabelle1.I29 Tabelle1.F30:Tabelle1.F30 Tabelle1.G30:Tabelle1.I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2.12.2013</text:date>, <text:time>16:39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1T10:27:00.43</meta:creation-date>
    <dc:date>2013-12-02T16:39:27.56</dc:date>
    <meta:editing-duration>PT22M39S</meta:editing-duration>
    <meta:editing-cycles>3</meta:editing-cycles>
    <meta:generator>OpenOffice.org/3.3$Win32 OpenOffice.org_project/330m20$Build-9567</meta:generator>
    <dc:creator>Simon Kadel</dc:creator>
    <meta:document-statistic meta:table-count="1" meta:cell-count="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25cm" svg:height="8.294cm" xlink:href=".." xlink:type="simple" chart:class="chart:bar" chart:style-name="ch1">
        <chart:legend chart:legend-position="top" svg:x="4.834cm" svg:y="0.649cm" chart:style-name="ch2"/>
        <chart:plot-area chart:style-name="ch3" table:cell-range-address="Tabelle1.A1:Tabelle1.D2" chart:data-source-has-labels="row" svg:x="1.375cm" svg:y="2.218cm" svg:width="23.91cm" svg:height="4.594cm">
          <chartooo:coordinate-region svg:x="1.468cm" svg:y="2.218cm" svg:width="23.63cm" svg:height="3.921cm"/>
          <chart:axis chart:dimension="x" chart:name="primary-x" chart:style-name="ch4"/>
          <chart:axis chart:dimension="y" chart:name="primary-y" chart:style-name="ch5">
            <chart:title svg:x="11.413cm" svg:y="6.815cm" chart:style-name="ch6">
              <text:p>Arbeitszeit</text:p>
            </chart:title>
            <chart:grid chart:style-name="ch7" chart:class="major"/>
          </chart:axis>
          <chart:series chart:style-name="ch8" chart:values-cell-range-address="Tabelle1.A2:Tabelle1.A2" chart:label-cell-address="Tabelle1.A1:Tabelle1.A1" chart:class="chart:bar">
            <chart:data-point/>
          </chart:series>
          <chart:series chart:style-name="ch9" chart:values-cell-range-address="Tabelle1.B2:Tabelle1.B2" chart:label-cell-address="Tabelle1.B1:Tabelle1.B1" chart:class="chart:bar">
            <chart:data-point/>
          </chart:series>
          <chart:series chart:style-name="ch10" chart:values-cell-range-address="Tabelle1.C2:Tabelle1.C2" chart:label-cell-address="Tabelle1.C1:Tabelle1.C1" chart:class="chart:bar">
            <chart:data-point/>
          </chart:series>
          <chart:series chart:style-name="ch11" chart:values-cell-range-address="Tabelle1.D2:Tabelle1.D2" chart:label-cell-address="Tabelle1.D1:Tabelle1.D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glied 1</text:p>
                <draw:g>
                  <svg:desc>Tabelle1.A1:Tabelle1.A1</svg:desc>
                </draw:g>
              </table:table-cell>
              <table:table-cell office:value-type="string">
                <text:p>Mitglied 2</text:p>
                <draw:g>
                  <svg:desc>Tabelle1.B1:Tabelle1.B1</svg:desc>
                </draw:g>
              </table:table-cell>
              <table:table-cell office:value-type="string">
                <text:p>Mitglied 3</text:p>
                <draw:g>
                  <svg:desc>Tabelle1.C1:Tabelle1.C1</svg:desc>
                </draw:g>
              </table:table-cell>
              <table:table-cell office:value-type="string">
                <text:p>Mitglied 4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">
                <text:p>15</text:p>
                <draw:g>
                  <svg:desc>Tabelle1.A2:Tabelle1.A2</svg:desc>
                </draw:g>
              </table:table-cell>
              <table:table-cell office:value-type="float" office:value="17">
                <text:p>17</text:p>
                <draw:g>
                  <svg:desc>Tabelle1.B2:Tabelle1.B2</svg:desc>
                </draw:g>
              </table:table-cell>
              <table:table-cell office:value-type="float" office:value="20">
                <text:p>20</text:p>
                <draw:g>
                  <svg:desc>Tabelle1.C2:Tabelle1.C2</svg:desc>
                </draw:g>
              </table:table-cell>
              <table:table-cell office:value-type="float" office:value="16">
                <text:p>16</text:p>
                <draw:g>
                  <svg:desc>Tabelle1.D2:Tabelle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865cm" svg:height="8.98cm" xlink:href=".." xlink:type="simple" chart:class="chart:line" chart:style-name="ch1">
        <chart:legend chart:legend-position="end" svg:x="23.915cm" svg:y="3.042cm" chart:style-name="ch2"/>
        <chart:plot-area chart:style-name="ch3" table:cell-range-address="Tabelle1.A29:Tabelle1.D31" chart:data-source-has-labels="both" svg:x="2.292cm" svg:y="0.768cm" svg:width="21.56cm" svg:height="6.781cm">
          <chartooo:coordinate-region svg:x="3.906cm" svg:y="1.086cm" svg:width="18.33cm" svg:height="5.366cm"/>
          <chart:axis chart:dimension="x" chart:name="primary-x" chart:style-name="ch4">
            <chart:categories table:cell-range-address="Tabelle1.B29:Tabelle1.D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0:Tabelle1.D30" chart:label-cell-address="Tabelle1.A30:Tabelle1.A30" chart:class="chart:line">
            <chart:data-point chart:repeated="3"/>
          </chart:series>
          <chart:series chart:style-name="ch8" chart:values-cell-range-address="Tabelle1.B31:Tabelle1.D31" chart:label-cell-address="Tabelle1.A31:Tabelle1.A3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 1</text:p>
                <draw:g>
                  <svg:desc>Tabelle1.B29:Tabelle1.D29</svg:desc>
                </draw:g>
              </table:table-cell>
              <table:table-cell office:value-type="string">
                <text:p>Iteration 2</text:p>
              </table:table-cell>
              <table:table-cell office:value-type="string">
                <text:p>Iteration 3</text:p>
              </table:table-cell>
            </table:table-row>
          </table:table-header-rows>
          <table:table-rows>
            <table:table-row>
              <table:table-cell office:value-type="string">
                <text:p>Stunden</text:p>
                <draw:g>
                  <svg:desc>Tabelle1.A30:Tabelle1.A30</svg:desc>
                </draw:g>
              </table:table-cell>
              <table:table-cell office:value-type="float" office:value="65">
                <text:p>65</text:p>
                <draw:g>
                  <svg:desc>Tabelle1.B30:Tabelle1.D30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Story Points</text:p>
                <draw:g>
                  <svg:desc>Tabelle1.A31:Tabelle1.A31</svg:desc>
                </draw:g>
              </table:table-cell>
              <table:table-cell office:value-type="float" office:value="24">
                <text:p>24</text:p>
                <draw:g>
                  <svg:desc>Tabelle1.B31:Tabelle1.D31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81cm" svg:height="8.509cm" xlink:href=".." xlink:type="simple" chart:class="chart:line" chart:style-name="ch1">
        <chart:legend chart:legend-position="end" svg:x="23.936cm" svg:y="3.313cm" chart:style-name="ch2"/>
        <chart:plot-area chart:style-name="ch3" table:cell-range-address="Tabelle1.F29:Tabelle1.I30" chart:data-source-has-labels="both" svg:x="2.11cm" svg:y="1.038cm" svg:width="21.464cm" svg:height="6.188cm">
          <chartooo:coordinate-region svg:x="3.724cm" svg:y="1.396cm" svg:width="18.234cm" svg:height="4.733cm"/>
          <chart:axis chart:dimension="x" chart:name="primary-x" chart:style-name="ch4">
            <chart:categories table:cell-range-address="Tabelle1.G29:Tabelle1.I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G30:Tabelle1.I30" chart:label-cell-address="Tabelle1.F30:Tabelle1.F30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 1</text:p>
                <draw:g>
                  <svg:desc>Tabelle1.G29:Tabelle1.I29</svg:desc>
                </draw:g>
              </table:table-cell>
              <table:table-cell office:value-type="string">
                <text:p>Iteration 2</text:p>
              </table:table-cell>
              <table:table-cell office:value-type="string">
                <text:p>Iteration 3</text:p>
              </table:table-cell>
            </table:table-row>
          </table:table-header-rows>
          <table:table-rows>
            <table:table-row>
              <table:table-cell office:value-type="string">
                <text:p>Velocity</text:p>
                <draw:g>
                  <svg:desc>Tabelle1.F30:Tabelle1.F30</svg:desc>
                </draw:g>
              </table:table-cell>
              <table:table-cell office:value-type="float" office:value="2.70833333333333">
                <text:p>2.70833333333333</text:p>
                <draw:g>
                  <svg:desc>Tabelle1.G30:Tabelle1.I30</svg:desc>
                </draw:g>
              </table:table-cell>
              <table:table-cell office:value-type="float" office:value="2.85185185185185">
                <text:p>2.85185185185185</text:p>
              </table:table-cell>
              <table:table-cell office:value-type="float" office:value="2.18181818181818">
                <text:p>2.181818181818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